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Utopia-Italic" svg:font-family="Utopia-Italic,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heSansMonoConNormal2"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0208in" fo:margin-left="0.4861in" table:align="left" style:writing-mode="lr-tb"/>
    </style:style>
    <style:style style:name="Table1.A" style:family="table-column">
      <style:table-column-properties style:column-width="0.6681in"/>
    </style:style>
    <style:style style:name="Table1.B" style:family="table-column">
      <style:table-column-properties style:column-width="5.3528in"/>
    </style:style>
    <style:style style:name="Table1.1" style:family="table-row">
      <style:table-row-properties fo:keep-together="auto"/>
    </style:style>
    <style:style style:name="Table1.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1.B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1.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1.B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1.A5"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1.B5"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P1" style:family="paragraph" style:parent-style-name="Table_20_Head">
      <style:paragraph-properties fo:margin-left="0in" fo:margin-right="0in" fo:text-indent="0in" style:auto-text-indent="false"/>
    </style:style>
    <style:style style:name="P2" style:family="paragraph" style:parent-style-name="Table_20_Text_20_Last">
      <style:paragraph-properties fo:margin-left="0in" fo:margin-right="0.1in" fo:text-indent="0in" style:auto-text-indent="false" fo:padding="0in" fo:border="none"/>
    </style:style>
    <style:style style:name="P3" style:family="paragraph" style:parent-style-name="Table_20_Text_20_Last">
      <style:paragraph-properties fo:margin-left="0in" fo:margin-right="0.1in" fo:text-indent="0in" style:auto-text-indent="false" fo:padding="0in" fo:border="none"/>
      <style:text-properties style:font-name="Utopia" style:font-name-complex="Utopia"/>
    </style:style>
    <style:style style:name="P4" style:family="paragraph" style:parent-style-name="Body_20_Text_20_Cont">
      <style:text-properties fo:language="en" fo:country="US"/>
    </style:style>
    <style:style style:name="P5" style:family="paragraph" style:parent-style-name="Chapter_20_Number" style:master-page-name="Standard">
      <style:paragraph-properties style:page-number="auto"/>
      <style:text-properties officeooo:paragraph-rsid="001d44ba"/>
    </style:style>
    <style:style style:name="P6" style:family="paragraph" style:parent-style-name="Chapter_20_Title">
      <style:text-properties fo:color="#bfbfbf" style:font-name="ZapfDingbats" fo:font-size="14pt" officeooo:paragraph-rsid="001d44ba" style:font-name-asian="ZapfDingbats" style:font-size-asian="14pt" style:font-name-complex="ZapfDingbats" style:font-size-complex="14pt"/>
    </style:style>
    <style:style style:name="P7" style:family="paragraph" style:parent-style-name="Chapter_20_Title">
      <style:text-properties officeooo:paragraph-rsid="001d44ba"/>
    </style:style>
    <style:style style:name="P8" style:family="paragraph" style:parent-style-name="Code">
      <style:text-properties officeooo:rsid="0020ddf5" officeooo:paragraph-rsid="0020ddf5"/>
    </style:style>
    <style:style style:name="P9" style:family="paragraph" style:parent-style-name="Code">
      <style:text-properties officeooo:rsid="0021ef28" officeooo:paragraph-rsid="0021ef28"/>
    </style:style>
    <style:style style:name="P10" style:family="paragraph" style:parent-style-name="Standard">
      <style:paragraph-properties fo:text-align="justify" style:justify-single-word="false"/>
      <style:text-properties officeooo:paragraph-rsid="001d44ba"/>
    </style:style>
    <style:style style:name="P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Utopia-Italic" style:font-name-complex="Utopia-Italic"/>
    </style:style>
    <style:style style:name="T2" style:family="text">
      <style:text-properties fo:language="en" fo:country="US"/>
    </style:style>
    <style:style style:name="T3" style:family="text">
      <style:text-properties fo:language="en" fo:country="US" officeooo:rsid="0020ddf5"/>
    </style:style>
    <style:style style:name="T4" style:family="text">
      <style:text-properties fo:font-weight="bold" style:font-weight-asian="bold"/>
    </style:style>
    <style:style style:name="T5" style:family="text">
      <style:text-properties style:font-name-asian="TheSansMonoConNormal2"/>
    </style:style>
    <style:style style:name="T6" style:family="text">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T7" style:family="text">
      <style:text-properties style:use-window-font-color="true" style:font-name="TheSansMonoConNormal" fo:font-size="11pt" fo:language="zxx" fo:country="none" officeooo:rsid="002009ad" style:font-name-asian="Calibri" style:font-size-asian="11pt" style:language-asian="zxx" style:country-asian="none" style:font-name-complex="TheSansMonoConNormal" style:font-size-complex="11pt" style:language-complex="ar" style:country-complex="SA"/>
    </style:style>
    <style:style style:name="T8" style:family="text">
      <style:text-properties style:use-window-font-color="true" style:font-name="TheSansMonoConNormal" fo:font-size="11pt" fo:language="zxx" fo:country="none" officeooo:rsid="0021ef28" style:font-name-asian="Calibri" style:font-size-asian="11pt" style:language-asian="zxx" style:country-asian="none" style:font-name-complex="TheSansMonoConNormal" style:font-size-complex="11pt" style:language-complex="ar" style:country-complex="SA"/>
    </style:style>
    <style:style style:name="T9" style:family="text">
      <style:text-properties style:use-window-font-color="true" style:font-name="TheSansMonoConNormal" fo:font-size="11pt" fo:language="zxx" fo:country="none" officeooo:rsid="00229299" style:font-name-asian="Calibri" style:font-size-asian="11pt" style:language-asian="zxx" style:country-asian="none" style:font-name-complex="TheSansMonoConNormal" style:font-size-complex="11pt" style:language-complex="ar" style:country-complex="SA"/>
    </style:style>
    <style:style style:name="T10" style:family="text">
      <style:text-properties style:use-window-font-color="true" style:font-name="Utopia" fo:font-size="11pt" fo:language="en" fo:country="US" officeooo:rsid="0020ddf5" style:font-name-asian="Calibri" style:font-size-asian="11pt" style:font-name-complex="Utopia" style:font-size-complex="11pt" style:language-complex="ar" style:country-complex="SA"/>
    </style:style>
    <style:style style:name="T11" style:family="text">
      <style:text-properties officeooo:rsid="001a64c5"/>
    </style:style>
    <style:style style:name="T12" style:family="text">
      <style:text-properties officeooo:rsid="00077a42"/>
    </style:style>
    <style:style style:name="T13" style:family="text">
      <style:text-properties officeooo:rsid="001d44ba"/>
    </style:style>
    <style:style style:name="T14" style:family="text">
      <style:text-properties officeooo:rsid="0020ddf5"/>
    </style:style>
    <style:style style:name="T15" style:family="text">
      <style:text-properties officeooo:rsid="00229299"/>
    </style:style>
    <style:style style:name="T16"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style:use-window-font-color="true" style:text-outline="false" style:text-line-through-style="none" style:text-line-through-typ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3959968288016" text:id="ct93959968288016">
          <text:insertion>
            <office:change-info>
              <dc:creator>Ray Lischner</dc:creator>
              <dc:date>2020-04-29T12:15:29</dc:date>
            </office:change-info>
          </text:insertion>
        </text:changed-region>
        <text:changed-region xml:id="ct93959971599136" text:id="ct93959971599136">
          <text:insertion>
            <office:change-info>
              <dc:creator>Ray Lischner</dc:creator>
              <dc:date>2020-04-29T12:44:16</dc:date>
            </office:change-info>
          </text:insertion>
        </text:changed-region>
        <text:changed-region xml:id="ct93959970357840" text:id="ct93959970357840">
          <text:deletion>
            <office:change-info>
              <dc:creator>Ray Lischner</dc:creator>
              <dc:date>2020-04-29T12:42:18</dc:date>
            </office:change-info>
            <text:p text:style-name="Code">#include &lt;iostream&gt;</text:p>
          </text:deletion>
        </text:changed-region>
        <text:changed-region xml:id="ct93959805994064" text:id="ct93959805994064">
          <text:insertion>
            <office:change-info>
              <dc:creator>Ray Lischner</dc:creator>
              <dc:date>2020-04-29T12:42:18</dc:date>
            </office:change-info>
          </text:insertion>
        </text:changed-region>
        <text:changed-region xml:id="ct93959969638976" text:id="ct93959969638976">
          <text:insertion>
            <office:change-info>
              <dc:creator>Ray Lischner</dc:creator>
              <dc:date>2020-04-29T12:43:00</dc:date>
            </office:change-info>
          </text:insertion>
        </text:changed-region>
        <text:changed-region xml:id="ct93959971520896" text:id="ct93959971520896">
          <text:deletion>
            <office:change-info>
              <dc:creator>Ray Lischner</dc:creator>
              <dc:date>2020-04-29T12:50:04</dc:date>
            </office:change-info>
            <text:p text:style-name="Body_20_Text_20_Cont"><text:span text:style-name="T2">header</text:span></text:p>
          </text:deletion>
        </text:changed-region>
        <text:changed-region xml:id="ct93959946287008" text:id="ct93959946287008">
          <text:insertion>
            <office:change-info>
              <dc:creator>Ray Lischner</dc:creator>
              <dc:date>2020-04-29T12:50:04</dc:date>
            </office:change-info>
          </text:insertion>
        </text:changed-region>
        <text:changed-region xml:id="ct93959968342224" text:id="ct93959968342224">
          <text:format-change>
            <office:change-info>
              <dc:creator>Ray Lischner</dc:creator>
              <dc:date>2020-04-29T12:49:25</dc:date>
            </office:change-info>
          </text:format-change>
        </text:changed-region>
        <text:changed-region xml:id="ct93959894737600" text:id="ct93959894737600">
          <text:insertion>
            <office:change-info>
              <dc:creator>Ray Lischner</dc:creator>
              <dc:date>2020-04-29T12:44:22</dc:date>
            </office:change-info>
          </text:insertion>
        </text:changed-region>
        <text:changed-region xml:id="ct93959969841712" text:id="ct93959969841712">
          <text:deletion>
            <office:change-info>
              <dc:creator>Ray Lischner</dc:creator>
              <dc:date>2020-04-29T12:42:18</dc:date>
            </office:change-info>
            <text:p text:style-name="Code">#include &lt;iostream&gt;</text:p>
          </text:deletion>
        </text:changed-region>
        <text:changed-region xml:id="ct93959971444160" text:id="ct93959971444160">
          <text:deletion>
            <office:change-info>
              <dc:creator>Ray Lischner</dc:creator>
              <dc:date>2020-04-29T12:49:15</dc:date>
            </office:change-info>
            <text:p text:style-name="Code"><text:s/>// declares the necessary &lt;&lt; operators</text:p>
            <text:p text:style-name="Code"/>
          </text:deletion>
        </text:changed-region>
        <text:changed-region xml:id="ct93959948739344" text:id="ct93959948739344">
          <text:deletion>
            <office:change-info>
              <dc:creator>Ray Lischner</dc:creator>
              <dc:date>2020-04-29T12:42:18</dc:date>
            </office:change-info>
            <text:p text:style-name="Code">#include &lt;sstream&gt;</text:p>
          </text:deletion>
        </text:changed-region>
        <text:changed-region xml:id="ct93959969412368" text:id="ct93959969412368">
          <text:deletion>
            <office:change-info>
              <dc:creator>Ray Lischner</dc:creator>
              <dc:date>2020-04-29T12:49:15</dc:date>
            </office:change-info>
            <text:p text:style-name="Code"><text:s text:c="2"/>// declares the std::ostringstream type</text:p>
            <text:p text:style-name="Code"/>
            <text:p text:style-name="Code"/>
          </text:deletion>
        </text:changed-region>
        <text:changed-region xml:id="ct93959946136576" text:id="ct93959946136576">
          <text:deletion>
            <office:change-info>
              <dc:creator>Ray Lischner</dc:creator>
              <dc:date>2020-04-29T12:44:30</dc:date>
            </office:change-info>
            <text:p text:style-name="Code"/>
            <text:p text:style-name="Code"/>
            <text:p text:style-name="Code"/>
          </text:deletion>
        </text:changed-region>
        <text:changed-region xml:id="ct93959968335952" text:id="ct93959968335952">
          <text:insertion>
            <office:change-info>
              <dc:creator>Ray Lischner</dc:creator>
              <dc:date>2020-04-29T12:51:15</dc:date>
            </office:change-info>
          </text:insertion>
        </text:changed-region>
        <text:changed-region xml:id="ct93959970531664" text:id="ct93959970531664">
          <text:insertion>
            <office:change-info>
              <dc:creator>Ray Lischner</dc:creator>
              <dc:date>2020-04-29T12:49:36</dc:date>
            </office:change-info>
          </text:insertion>
        </text:changed-region>
        <text:changed-region xml:id="ct93959971738640" text:id="ct93959971738640">
          <text:deletion>
            <office:change-info>
              <dc:creator>Ray Lischner</dc:creator>
              <dc:date>2020-04-29T12:55:17</dc:date>
            </office:change-info>
            <text:p text:style-name="Code">iofailure</text:p>
          </text:deletion>
        </text:changed-region>
        <text:changed-region xml:id="ct93959970687024" text:id="ct93959970687024">
          <text:insertion>
            <office:change-info>
              <dc:creator>Ray Lischner</dc:creator>
              <dc:date>2020-04-29T12:55:17</dc:date>
            </office:change-info>
          </text:insertion>
        </text:changed-region>
        <text:changed-region xml:id="ct93959949331216" text:id="ct93959949331216">
          <text:deletion>
            <office:change-info>
              <dc:creator>Ray Lischner</dc:creator>
              <dc:date>2020-04-29T12:55:18</dc:date>
            </office:change-info>
            <text:p text:style-name="Code">(</text:p>
          </text:deletion>
        </text:changed-region>
        <text:changed-region xml:id="ct93959968574976" text:id="ct93959968574976">
          <text:insertion>
            <office:change-info>
              <dc:creator>Ray Lischner</dc:creator>
              <dc:date>2020-04-29T12:55:2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change-start text:change-id="ct93959968288016"/>E X P L O R A T I O N <text:s/><text:span text:style-name="T11">3</text:span><text:span text:style-name="T13">2</text:span></text:p>
      <text:p text:style-name="P10"/>
      <text:p text:style-name="P6"></text:p>
      <text:p text:style-name="P7"><text:change-end text:change-id="ct93959968288016"/><office:annotation office:name="__Annotation__3696_465616102" loext:resolved="false"><dc:creator>Michael Thomas</dc:creator><dc:date>2020-03-17T10:29:26.400000000</dc:date><text:p text:style-name="P11"><text:span text:style-name="T16">Good clean chapter. <text:s/>The document is easy to read and understand.</text:span></text:p>
<text:p text:style-name="P11"><text:span text:style-name="T16"/></text:p>
<text:p text:style-name="P11"><text:span text:style-name="T16">I am running Windows 10 and Visual Studio 2019 16.6.0 Preview 1</text:span></text:p>
<text:p text:style-name="P11"><text:span text:style-name="T16"/></text:p>
<text:p text:style-name="P11"><text:span text:style-name="T16">All links in the chapter work.</text:span></text:p>
</office:annotation>Custom I/O Operators<office:annotation-end office:name="__Annotation__3696_465616102"/></text:p>
      <text:p text:style-name="Body_20_Text_20_First"><office:annotation office:name="__Annotation__708_1009284722" loext:resolved="false"><dc:creator>Michael Thomas</dc:creator><dc:date>2020-03-17T11:14:47.480000000</dc:date><text:p text:style-name="P11"><text:span text:style-name="T17">Similar comment to the previous chapter. </text:span></text:p>
<text:p text:style-name="P11"><text:span text:style-name="T17"/></text:p>
<text:p text:style-name="P11"><text:span text:style-name="T17">This chapter contains only code segments. There is no complete example for the reader to see to help understand the concepts.</text:span></text:p>
</office:annotation>Wouldn’t it be nice <office:annotation-end office:name="__Annotation__708_1009284722"/>to be able to read and write rational numbers directly, for example, <text:span text:style-name="Code_20_Inline">std::cout</text:span> <text:span text:style-name="Code_20_Inline">&lt;&lt;</text:span> <text:span text:style-name="Code_20_Inline">rational{355,</text:span> <text:span text:style-name="Code_20_Inline">113}</text:span>? In fact, C++ has everything you need, although the job is a little trickier than perhaps it should be. This Exploration introduces some of the pieces you need to accomplish this.</text:p>
      <text:h text:style-name="Heading_20_1" text:outline-level="1"><text:bookmark-start text:name="input"/>Input Operator</text:h>
      <text:p text:style-name="Body_20_Text_20_First">The I/O operators are just like any other operators in C++, and you can overload them the way you overload any other operator. The input operator, also known as an <text:span text:style-name="Emphasis"><text:span text:style-name="T1">extractor</text:span></text:span> (because it extracts data from a stream), takes <text:span text:style-name="Code_20_Inline">std::istream&amp;</text:span> as its first parameter. It must be a non-<text:span text:style-name="Code_20_Inline">const</text:span> reference<text:span text:style-name="T2">,</text:span> because the function will modify the stream object. The second parameter must also be a non-<text:span text:style-name="Code_20_Inline">const</text:span> reference<text:span text:style-name="T2">,</text:span> because you will store the input value there. By convention, the return type is <text:span text:style-name="Code_20_Inline">std::istream&amp;</text:span>, and the return value is the first parameter. That lets you combine multiple input operations in a single expression. (Go back to Listing 17-3 for an example.)</text:p>
      <text:p text:style-name="Body_20_Text_20_Cont"><text:span text:style-name="T2">The body of the function must do the work of reading the input stream, parsing the input, and deciding how to interpret that input. Proper error handling is difficult, but the basics are easy. Every stream has a state mask that keeps track of errors. Table 32-1 lists the available state flags (declared in </text:span><text:span text:style-name="Code_20_Inline"><text:span text:style-name="T2">&lt;ios&gt;</text:span></text:span><text:span text:style-name="T2">).</text:span></text:p>
      <text:p text:style-name="Table_20_Caption"><text:soft-page-break/><text:span text:style-name="T4">Table 32-1. </text:span>I/O State Flags</text:p>
      <table:table table:name="Table1" table:style-name="Table1">
        <table:table-column table:style-name="Table1.A"/>
        <table:table-column table:style-name="Table1.B"/>
        <table:table-row table:style-name="Table1.1">
          <table:table-cell table:style-name="Table1.A1" office:value-type="string">
            <text:p text:style-name="P1">Flag</text:p>
          </table:table-cell>
          <table:table-cell table:style-name="Table1.B1" office:value-type="string">
            <text:p text:style-name="P1">Description</text:p>
            <text:p text:style-name="P1"><text:span text:style-name="Code_20_Inline"/></text:p>
          </table:table-cell>
        </table:table-row>
        <table:table-row table:style-name="Table1.1">
          <table:table-cell table:style-name="Table1.A2" office:value-type="string">
            <text:p text:style-name="Table_20_Text"><text:span text:style-name="Code_20_Inline">badbit</text:span></text:p>
          </table:table-cell>
          <table:table-cell table:style-name="Table1.B2" office:value-type="string">
            <text:p text:style-name="Table_20_Text">Unrecoverable error</text:p>
          </table:table-cell>
        </table:table-row>
        <table:table-row table:style-name="Table1.1">
          <table:table-cell table:style-name="Table1.A2" office:value-type="string">
            <text:p text:style-name="Table_20_Text"><text:span text:style-name="Code_20_Inline">eofbit</text:span></text:p>
          </table:table-cell>
          <table:table-cell table:style-name="Table1.B2" office:value-type="string">
            <text:p text:style-name="Table_20_Text">End of file</text:p>
          </table:table-cell>
        </table:table-row>
        <table:table-row table:style-name="Table1.1">
          <table:table-cell table:style-name="Table1.A2" office:value-type="string">
            <text:p text:style-name="Table_20_Text"><text:span text:style-name="Code_20_Inline">failbit</text:span></text:p>
          </table:table-cell>
          <table:table-cell table:style-name="Table1.B2" office:value-type="string">
            <text:p text:style-name="Table_20_Text">Invalid input or output</text:p>
          </table:table-cell>
        </table:table-row>
        <table:table-row table:style-name="Table1.1">
          <table:table-cell table:style-name="Table1.A5" office:value-type="string">
            <text:p text:style-name="P2"><text:span text:style-name="Code_20_Inline">goodbit</text:span></text:p>
          </table:table-cell>
          <table:table-cell table:style-name="Table1.B5" office:value-type="string">
            <text:p text:style-name="P3">No errors</text:p>
          </table:table-cell>
        </table:table-row>
      </table:table>
      <text:p text:style-name="Body_20_Text_20_Cont"><text:span text:style-name="T2">If the input is not valid, the input function sets </text:span><text:span text:style-name="Code_20_Inline"><text:span text:style-name="T2">failbit</text:span></text:span><text:span text:style-name="T2"> in the stream’s error state. When the caller tests whether the stream is okay, it tests the error state. If </text:span><text:span text:style-name="Code_20_Inline"><text:span text:style-name="T2">failbit</text:span></text:span><text:span text:style-name="T2"> is set, the check fails. (The test also fails if an unrecoverable error occurs, such as a hardware malfunction, but that’s not pertinent to the current topic.)</text:span></text:p>
      <text:p text:style-name="P4">Now you have to decide on a format for rational numbers. The format should be one that is flexible enough for a human to read and write easily but simple enough for a function to read and parse quickly. The input format must be able to read the output format and might be able to read other formats too.</text:p>
      <text:p text:style-name="Body_20_Text_20_Cont"><text:span text:style-name="T2">Let’s define the format as an integer, a slash (</text:span><text:span text:style-name="Code_20_Inline"><text:span text:style-name="T2">/</text:span></text:span><text:span text:style-name="T2">), and another integer. White space can appear before or after any of these elements, unless the white space flag is disabled in the input stream. If the input contains an integer that is not followed by a slash, the integer becomes the resulting value (that is, the implicit denominator is 1). The input operator has to “unread” the character, which may be important to the rest of the program. The </text:span><text:span text:style-name="Code_20_Inline"><text:span text:style-name="T2">unget()</text:span></text:span><text:span text:style-name="T2"> member function does exactly that. The input operator for integers will do the same thing: read as many characters as possible until reading a character that is not part of the integer, then </text:span><text:span text:style-name="Code_20_Inline"><text:span text:style-name="T2">unget</text:span></text:span><text:span text:style-name="T2"> that last character.</text:span></text:p>
      <text:p text:style-name="Body_20_Text_20_Cont"><text:span text:style-name="T2">Putting all these pieces together requires a little care, but is not all that difficult. Listing 32-1 presents the input operator. Add this operator to the rest of the </text:span><text:span text:style-name="Code_20_Inline"><text:span text:style-name="T2">rational</text:span></text:span><text:span text:style-name="T2"> type that you wrote in Exploration 31.</text:span></text:p>
      <text:p text:style-name="Code_20_Caption"><text:change-start text:change-id="ct93959971599136"/><text:span text:style-name="T4"><text:hidden-text text:condition="ooow:" text:string-value=".hh" text:is-hidden="true"/></text:span><text:change-end text:change-id="ct93959971599136"/><text:span text:style-name="T4">Listing 32-1.</text:span> Input Operator</text:p>
      <text:p text:style-name="Code"><text:change text:change-id="ct93959970357840"/><text:change-start text:change-id="ct93959805994064"/><text:span text:style-name="T6">... </text:span><text:change-end text:change-id="ct93959805994064"/><text:change-start text:change-id="ct93959969638976"/><text:span text:style-name="T7">copy the rational </text:span><text:span text:style-name="T8">class </text:span><text:span text:style-name="T7">from Exploration 31</text:span><text:change-end text:change-id="ct93959969638976"/></text:p>
      <text:p text:style-name="Code"><text:soft-page-break/></text:p>
      <text:p text:style-name="Code">std::istream&amp; operator&gt;&gt;(std::istream&amp; in, rational&amp; rat)</text:p>
      <text:p text:style-name="Code">{</text:p>
      <text:p text:style-name="Code"><text:span text:style-name="T5"><text:s text:c="2"/></text:span>int n{0}, d{0};</text:p>
      <text:p text:style-name="Code"><text:span text:style-name="T5"><text:s text:c="2"/></text:span>char sep{'\0'};</text:p>
      <text:p text:style-name="Code"><text:span text:style-name="T5"><text:s text:c="2"/></text:span>if (not (in &gt;&gt; n &gt;&gt; sep))</text:p>
      <text:p text:style-name="Code"><text:span text:style-name="T5"><text:s text:c="4"/></text:span>// Error reading the numerator or the separator character.</text:p>
      <text:p text:style-name="Code"><text:span text:style-name="T5"><text:s text:c="4"/></text:span>in.setstate(std::cin.failbit);</text:p>
      <text:p text:style-name="Code"><text:span text:style-name="T5"><text:s text:c="2"/></text:span>else if (sep != '/')</text:p>
      <text:p text:style-name="Code"><text:span text:style-name="T5"><text:s text:c="2"/></text:span>{</text:p>
      <text:p text:style-name="Code"><text:span text:style-name="T5"><text:s text:c="4"/></text:span>// Read numerator successfully, but it is not followed by /.</text:p>
      <text:p text:style-name="Code"><text:span text:style-name="T5"><text:s text:c="4"/></text:span>// Push sep back into the input stream, so the next input operation</text:p>
      <text:p text:style-name="Code"><text:span text:style-name="T5"><text:s text:c="4"/></text:span>// will read it.</text:p>
      <text:p text:style-name="Code"><text:span text:style-name="T5"><text:s text:c="4"/></text:span>in.unget();</text:p>
      <text:p text:style-name="Code"><text:span text:style-name="T5"><text:s text:c="4"/></text:span>rat.assign(n, 1);</text:p>
      <text:p text:style-name="Code"><text:span text:style-name="T5"><text:s text:c="2"/></text:span>}</text:p>
      <text:p text:style-name="Code"><text:span text:style-name="T5"><text:s text:c="2"/></text:span>else if (in &gt;&gt; d)</text:p>
      <text:p text:style-name="Code"><text:span text:style-name="T5"><text:s text:c="4"/></text:span>// Successfully read numerator, separator, and denominator.</text:p>
      <text:p text:style-name="Code"><text:span text:style-name="T5"><text:s text:c="4"/></text:span>rat.assign(n, d);</text:p>
      <text:p text:style-name="Code"><text:span text:style-name="T5"><text:s text:c="2"/></text:span>else</text:p>
      <text:p text:style-name="Code"><text:span text:style-name="T5"><text:s text:c="4"/></text:span>// Error reading denominator.</text:p>
      <text:p text:style-name="Code"><text:span text:style-name="T5"><text:s text:c="4"/></text:span>in.setstate(std::cin.failbit);</text:p>
      <text:p text:style-name="Code"/>
      <text:p text:style-name="Code"><text:span text:style-name="T5"><text:s text:c="2"/></text:span>return in;</text:p>
      <text:p text:style-name="Code">}</text:p>
      <text:p text:style-name="Body_20_Text_20_Cont"><text:span text:style-name="T2">Notice how </text:span><text:span text:style-name="Code_20_Inline"><text:span text:style-name="T2">rat</text:span></text:span><text:span text:style-name="T2"> is not modified until the function has successfully read both the numerator and the denominator from the stream. The goal is to ensure that if the stream enters an error state, the function does not alter </text:span><text:span text:style-name="Code_20_Inline"><text:span text:style-name="T2">rat</text:span></text:span><text:span text:style-name="T2">.</text:span></text:p>
      <text:p text:style-name="Body_20_Text_20_Cont"><text:span text:style-name="T2">The input stream automatically handles white space. By default, the input stream skips leading white space in each input operation, which means the </text:span><text:span text:style-name="Code_20_Inline"><text:span text:style-name="T2">rational</text:span></text:span><text:span text:style-name="T2"> input operator skips white space before the numerator, the slash separator, and the denominator. If the program turns off the </text:span><text:span text:style-name="Code_20_Inline"><text:span text:style-name="T2">ws</text:span></text:span><text:span text:style-name="T2"> flag, the input stream does not skip white space, and all three parts must be contiguous.</text:span></text:p>
      <text:h text:style-name="Heading_20_1" text:outline-level="1"><text:bookmark-end text:name="input"/>Output Operator</text:h>
      <text:p text:style-name="Body_20_Text_20_First">Writing the output operator<text:alphabetical-index-mark text:string-value="output operator" text:key1="I/O operators"/>, or <text:span text:style-name="Emphasis"><text:span text:style-name="T1">inserter</text:span></text:span> (so named because it inserts text into the output stream), has a number of hurdles<text:span text:style-name="T2">,</text:span> due to the plethora of formatting flags. You want to heed the desired field width and alignment, and you <text:span text:style-name="T2">have</text:span> to insert fill characters<text:span text:style-name="T2">,</text:span> as needed. Like any other output operator, you want to reset the field width but not change any other format settings.</text:p>
      <text:p text:style-name="Body_20_Text_20_Cont"><text:soft-page-break/><text:span text:style-name="T2">One way to write a complicated output operator is to use a temporary output stream that stores its text in a </text:span><text:span text:style-name="Code_20_Inline"><text:span text:style-name="T2">string</text:span></text:span><text:span text:style-name="T2">. The </text:span><text:span text:style-name="Code_20_Inline"><text:span text:style-name="T2">std::ostringstream</text:span></text:span><text:span text:style-name="T2"> type is declared in the </text:span><text:span text:style-name="Code_20_Inline"><text:span text:style-name="T2">&lt;sstream&gt;</text:span></text:span><text:span text:style-name="T2"> </text:span><text:change text:change-id="ct93959971520896"/><text:change-start text:change-id="ct93959946287008"/><text:span text:style-name="T10">module</text:span><text:change-end text:change-id="ct93959946287008"/><text:span text:style-name="T2">. Use </text:span><text:span text:style-name="Code_20_Inline"><text:span text:style-name="T2">ostringstream</text:span></text:span><text:span text:style-name="T2"> the way you would use any other output stream, such as </text:span><text:span text:style-name="Code_20_Inline"><text:span text:style-name="T2">cout</text:span></text:span><text:span text:style-name="T2">. When you are done, the </text:span><text:span text:style-name="Code_20_Inline"><text:span text:style-name="T2">str()</text:span></text:span><text:span text:style-name="T2"> member function returns the finished </text:span><text:span text:style-name="Code_20_Inline"><text:span text:style-name="T2">string</text:span></text:span><text:span text:style-name="T2">.</text:span></text:p>
      <text:p text:style-name="Body_20_Text_20_Cont"><text:span text:style-name="T2">To write the output operator for a </text:span><text:span text:style-name="Code_20_Inline"><text:span text:style-name="T2">rational</text:span></text:span><text:span text:style-name="T2"> number, create an </text:span><text:span text:style-name="Code_20_Inline"><text:span text:style-name="T2">ostringstream</text:span></text:span><text:span text:style-name="T2">, and then write the numerator, separator, and denominator. Next, write the resulting string to the actual output stream. Let the stream itself handle the width, alignment, and fill issues when it writes the string. If you had written the numerator, slash, and denominator directly to the output stream, the width would apply only to the numerator, and the alignment would be wrong. Similar to an input operator, the first parameter has type </text:span><text:span text:style-name="Code_20_Inline"><text:span text:style-name="T2">std::ostream&amp;</text:span></text:span><text:span text:style-name="T2">, which is also the return type. The return value is the first parameter. The second parameter can use call-by-value, or you can pass a reference to </text:span><text:span text:style-name="Code_20_Inline"><text:span text:style-name="T2">const</text:span></text:span><text:span text:style-name="T2">, as you can see in Listing 32-2. Add this code to Listing 32-1 and the rest of the </text:span><text:change-start text:change-id="ct93959968342224"/><text:span text:style-name="Code_20_Inline"><text:span text:style-name="T2">rational</text:span></text:span><text:change-end text:change-id="ct93959968342224"/><text:span text:style-name="T2"> type that you are defining.</text:span></text:p>
      <text:p text:style-name="Code_20_Caption"><text:change-start text:change-id="ct93959894737600"/><text:span text:style-name="T4"><text:hidden-text text:condition="ooow:" text:string-value=".hh" text:is-hidden="true"/></text:span><text:change-end text:change-id="ct93959894737600"/><text:span text:style-name="T4">Listing 32-2.</text:span> Output Operator</text:p>
      <text:p text:style-name="Code"><text:change text:change-id="ct93959969841712"/><text:change text:change-id="ct93959971444160"/><text:change text:change-id="ct93959948739344"/><text:change text:change-id="ct93959969412368"/>std::ostream&amp; operator&lt;&lt;(std::ostream&amp; out, rational const&amp; rat)</text:p>
      <text:p text:style-name="Code">{</text:p>
      <text:p text:style-name="Code"><text:span text:style-name="T5"><text:s text:c="2"/></text:span>std::ostringstream tmp{};</text:p>
      <text:p text:style-name="Code"><text:span text:style-name="T5"><text:s text:c="2"/></text:span>tmp &lt;&lt; rat.numerator;</text:p>
      <text:p text:style-name="Code"><text:span text:style-name="T5"><text:s text:c="2"/></text:span>if (rat.denominator != 1)</text:p>
      <text:p text:style-name="Code"><text:span text:style-name="T5"><text:s text:c="4"/></text:span>tmp &lt;&lt; '/' &lt;&lt; rat.denominator;</text:p>
      <text:p text:style-name="Code"><text:span text:style-name="T5"><text:s text:c="2"/></text:span>out &lt;&lt; tmp.str();</text:p>
      <text:p text:style-name="Code"/>
      <text:p text:style-name="Code"><text:span text:style-name="T5"><text:s text:c="2"/></text:span>return out;</text:p>
      <text:p text:style-name="Code">}<text:change text:change-id="ct93959946136576"/></text:p>
      <text:h text:style-name="Heading_20_1" text:outline-level="1"><text:bookmark-start text:name="error"/>Error State</text:h>
      <text:p text:style-name="Body_20_Text_20_First">The next step is to write a test program. Ideally, the test program should be able to continue when it encounters an invalid-input error. So now is a good time to take a closer look at how an I/O stream keeps track of errors.</text:p>
      <text:p text:style-name="P4"><text:soft-page-break/>As you learned earlier in this Exploration, every stream has a mask of error flags (see Table 32-1). You can test these flags, set them, or clear them. Testing the flags is a little unusual, however, so pay attention.</text:p>
      <text:p text:style-name="Body_20_Text_20_Cont"><text:span text:style-name="T2">The way most programs in this book test for error conditions on a stream is to use the stream itself or an input operation as a condition. As you learned, an input operator function returns the stream, so these two approaches are equivalent. A stream converts to a </text:span><text:span text:style-name="Code_20_Inline"><text:span text:style-name="T2">bool</text:span></text:span><text:span text:style-name="T2"> result by returning the inverse of its </text:span><text:span text:style-name="Code_20_Inline"><text:span text:style-name="T2">fail()</text:span></text:span><text:span text:style-name="T2"> function, which returns </text:span><text:span text:style-name="Code_20_Inline"><text:span text:style-name="T2">true</text:span></text:span><text:span text:style-name="T2">, if </text:span><text:span text:style-name="Code_20_Inline"><text:span text:style-name="T2">failbit</text:span></text:span><text:span text:style-name="T2"> or </text:span><text:span text:style-name="Code_20_Inline"><text:span text:style-name="T2">badbit</text:span></text:span><text:span text:style-name="T2"> are set.</text:span></text:p>
      <text:p text:style-name="Body_20_Text_20_Cont"><text:span text:style-name="T2">In the normal course of an input loop, the program progresses until the input stream is exhausted. The stream sets </text:span><text:span text:style-name="Code_20_Inline"><text:span text:style-name="T2">eofbit</text:span></text:span><text:span text:style-name="T2"> when it reaches the end of the input stream. The stream’s state is still good, in that </text:span><text:span text:style-name="Code_20_Inline"><text:span text:style-name="T2">fail()</text:span></text:span><text:span text:style-name="T2"> returns false, so the loop continues. However, the next time you try to read from the stream, it sees that no more input is available, sets </text:span><text:span text:style-name="Code_20_Inline"><text:span text:style-name="T2">failbit</text:span></text:span><text:span text:style-name="T2">, and returns an error condition. The loop condition is </text:span><text:span text:style-name="Code_20_Inline"><text:span text:style-name="T2">false</text:span></text:span><text:span text:style-name="T2">, and the loop exits.</text:span></text:p>
      <text:p text:style-name="P4">The loop might also exit if the stream contains invalid input, such as non-numeric characters for integer input, or the loop can exit if there is a hardware error on the input stream (such as a disk failure). Until now, the programs in this book didn’t bother to test why the loop exited. To write a good test program, however, you have to know the cause.</text:p>
      <text:p text:style-name="Body_20_Text_20_Cont"><text:span text:style-name="T2">First, you can test for a hardware or similar error by calling the </text:span><text:span text:style-name="Code_20_Inline"><text:span text:style-name="T2">bad()</text:span></text:span><text:span text:style-name="T2"> member function, which returns true if </text:span><text:span text:style-name="Code_20_Inline"><text:span text:style-name="T2">badbit</text:span></text:span><text:span text:style-name="T2"> is set. That means something terrible happened to the file, and the program can’t do anything to fix the problem.</text:span></text:p>
      <text:p text:style-name="Body_20_Text_20_Cont"><text:span text:style-name="T2">Next, test for normal end-of-file by calling the </text:span><text:span text:style-name="Code_20_Inline"><text:span text:style-name="T2">eof()</text:span></text:span><text:span text:style-name="T2"> member function, which is </text:span><text:span text:style-name="Code_20_Inline"><text:span text:style-name="T2">true</text:span></text:span><text:span text:style-name="T2"> only when </text:span><text:span text:style-name="Code_20_Inline"><text:span text:style-name="T2">eofbit</text:span></text:span><text:span text:style-name="T2"> is set. If </text:span><text:span text:style-name="Code_20_Inline"><text:span text:style-name="T2">bad()</text:span></text:span><text:span text:style-name="T2"> and </text:span><text:span text:style-name="Code_20_Inline"><text:span text:style-name="T2">eof()</text:span></text:span><text:span text:style-name="T2"> are both </text:span><text:span text:style-name="Code_20_Inline"><text:span text:style-name="T2">false</text:span></text:span><text:span text:style-name="T2"> and </text:span><text:span text:style-name="Code_20_Inline"><text:span text:style-name="T2">fail()</text:span></text:span><text:span text:style-name="T2"> is </text:span><text:span text:style-name="Code_20_Inline"><text:span text:style-name="T2">true</text:span></text:span><text:span text:style-name="T2">, this means the stream contains invalid input. How your program should handle an input failure depends on your particular circumstances. Some programs must exit immediately; others may try to continue. For example, your test program can reset the error state by calling the </text:span><text:span text:style-name="Code_20_Inline"><text:span text:style-name="T2">clear()</text:span></text:span><text:span text:style-name="T2"> member function, then continue running. After an input failure, you may not know the stream’s position, so you don’t know what the stream is prepared to read next. This simple test program skips to the next line.</text:span></text:p>
      <text:p text:style-name="Body_20_Text_20_Cont">Listing 32-3 demonstrates a test program that loops until end-of-file or an unrecoverable error occurs. If the problem is merely invalid input, the error state is cleared, and the loop continues.</text:p>
      <text:p text:style-name="Code_20_Caption"><text:soft-page-break/><text:span text:style-name="T4">Listing 32-3.</text:span> Testing the I/O Operators</text:p>
      <text:p text:style-name="P9"><text:change-start text:change-id="ct93959968335952"/>#include &lt;cassert&gt;</text:p>
      <text:p text:style-name="P8"><text:change-end text:change-id="ct93959968335952"/><text:change-start text:change-id="ct93959970531664"/>import &lt;iostream&gt;;</text:p>
      <text:p text:style-name="P8">import &lt;numeric&gt;;</text:p>
      <text:p text:style-name="P8">import &lt;sstream&gt;;</text:p>
      <text:p text:style-name="P8"/>
      <text:p text:style-name="Code"><text:change-end text:change-id="ct93959970531664"/>... omitted for brevity ...</text:p>
      <text:p text:style-name="Code"/>
      <text:p text:style-name="Code">/// Tests for failbit only</text:p>
      <text:p text:style-name="Code">bool iofailure(std::istream&amp; in)</text:p>
      <text:p text:style-name="Code">{</text:p>
      <text:p text:style-name="Code"><text:span text:style-name="T5"><text:s text:c="2"/></text:span>return in.fail() and not in.bad();</text:p>
      <text:p text:style-name="Code">}</text:p>
      <text:p text:style-name="Code"/>
      <text:p text:style-name="Code">int main()</text:p>
      <text:p text:style-name="Code">{</text:p>
      <text:p text:style-name="Code"><text:span text:style-name="T5"><text:s text:c="2"/></text:span>rational r{0};</text:p>
      <text:p text:style-name="Code"/>
      <text:p text:style-name="Code"><text:span text:style-name="T5"><text:s text:c="2"/></text:span>while (std::cin)</text:p>
      <text:p text:style-name="Code"><text:span text:style-name="T5"><text:s text:c="2"/></text:span>{</text:p>
      <text:p text:style-name="Code"><text:span text:style-name="T5"><text:s text:c="4"/></text:span>if (std::cin &gt;&gt; r)</text:p>
      <text:p text:style-name="Code"><text:span text:style-name="T5"><text:s text:c="6"/></text:span>// Read succeeded, so no failure state is set in the stream.</text:p>
      <text:p text:style-name="Code"><text:span text:style-name="T5"><text:s text:c="6"/></text:span>std::cout &lt;&lt; r &lt;&lt; '\n';</text:p>
      <text:p text:style-name="Code"><text:span text:style-name="T5"><text:s text:c="4"/></text:span>else if (<text:change text:change-id="ct93959971738640"/><text:change-start text:change-id="ct93959970687024"/><text:span text:style-name="T9">not </text:span><text:change-end text:change-id="ct93959970687024"/><text:change text:change-id="ct93959949331216"/>std::cin<text:change-start text:change-id="ct93959968574976"/>.<text:span text:style-name="T15">eof(</text:span><text:change-end text:change-id="ct93959968574976"/>))</text:p>
      <text:p text:style-name="Code"><text:span text:style-name="T5"><text:s text:c="4"/></text:span>{</text:p>
      <text:p text:style-name="Code"><text:span text:style-name="T5"><text:s text:c="6"/></text:span>// Only failbit is set, meaning invalid input. Clear the state, </text:p>
      <text:p text:style-name="Code"><text:span text:style-name="T5"><text:s text:c="6"/></text:span>// and then skip the rest of the input line.</text:p>
      <text:p text:style-name="Code"><text:span text:style-name="T5"><text:s text:c="6"/></text:span>std::cin.clear();</text:p>
      <text:p text:style-name="Code"><text:span text:style-name="T5"><text:s text:c="6"/></text:span>std::cin.ignore(std::numeric_limits&lt;int&gt;::max(), '\n');</text:p>
      <text:p text:style-name="Code"><text:span text:style-name="T5"><text:s text:c="4"/></text:span>}</text:p>
      <text:p text:style-name="Code"><text:span text:style-name="T5"><text:s text:c="2"/></text:span>}</text:p>
      <text:p text:style-name="Code"/>
      <text:p text:style-name="Code"><text:span text:style-name="T5"><text:s text:c="2"/></text:span>if (std::cin.bad()) </text:p>
      <text:p text:style-name="Code"><text:span text:style-name="T5"><text:s text:c="4"/></text:span>std::cerr &lt;&lt; "Unrecoverable input failure\n";</text:p>
      <text:p text:style-name="Code">}</text:p>
      <text:p text:style-name="Body_20_Text_20_Cont"><text:span text:style-name="T2">The </text:span><text:span text:style-name="Code_20_Inline"><text:span text:style-name="T2">rational</text:span></text:span><text:span text:style-name="T2"> type is nearly finished. The next Exploration tackles assignment operators and seeks to improve the constructors.</text:span><text:bookmark-end text:name="err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Utopia-Italic" svg:font-family="Utopia-Italic,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heSansMonoConNormal2"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zxx" fo:country="none" fo:font-weight="bold" style:language-asian="zxx"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Header_20_left" style:display-name="Header left" style:family="paragraph" style:parent-style-name="Header" style:class="extra">
      <style:paragraph-properties text:number-lines="false" text:line-number="0">
        <style:tab-stops>
          <style:tab-stop style:position="3in" style:type="center"/>
          <style:tab-stop style:position="6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4138in" fo:margin-bottom="0.6917in" fo:margin-left="0.75in" fo:margin-right="0.75in" style:writing-mode="lr-tb" style:layout-grid-color="#c0c0c0" style:layout-grid-lines="35"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14T02:39:00</meta:creation-date>
    <dc:creator>Ray Lischner</dc:creator>
    <dc:date>2020-04-29T12:55:22.447891103</dc:date>
    <meta:print-date>2009-03-19T10:05:00</meta:print-date>
    <meta:editing-cycles>18</meta:editing-cycles>
    <meta:editing-duration>P2DT4H35M52S</meta:editing-duration>
    <meta:generator>LibreOffice/6.4.2.2$Linux_X86_64 LibreOffice_project/40$Build-2</meta:generator>
    <meta:document-statistic meta:table-count="1" meta:image-count="0" meta:object-count="0" meta:page-count="6" meta:paragraph-count="103" meta:word-count="1627" meta:character-count="9615" meta:non-whitespace-character-count="7948"/>
    <meta:user-defined meta:name="Chapter Number">32</meta:user-defined>
    <meta:user-defined meta:name="ContentType">Document</meta:user-defined>
  </office:meta>
</office:document-meta>
</file>